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73in"/>
    </style:style>
    <style:style style:name="co3" style:family="table-column">
      <style:table-column-properties fo:break-before="auto" style:column-width="1.3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 style:data-style-name="N10"/>
    <style:style style:name="gr1" style:family="graphic">
      <style:graphic-properties draw:stroke="solid" svg:stroke-width="0.0201in" svg:stroke-color="#000000" draw:marker-start-width="0.1087in" draw:marker-end-width="0.1087in" draw:fill="none" draw:textarea-horizontal-align="center" draw:textarea-vertical-align="middle" fo:padding-top="0.0098in" fo:padding-bottom="0.0098in" fo:padding-left="0.0098in" fo:padding-right="0.0098in" draw:ole-draw-aspect="1"/>
      <style:paragraph-properties fo:text-align="center"/>
    </style:style>
    <style:style style:name="gr2" style:family="graphic">
      <style:graphic-properties svg:stroke-width="0.0201in" svg:stroke-color="#000000" draw:marker-start-width="0.1087in" draw:marker-end-width="0.1087in" draw:fill="solid" draw:fill-color="#dddddd" draw:textarea-horizontal-align="justify" draw:textarea-vertical-align="middle" draw:auto-grow-height="false" fo:min-height="4.1268in" fo:min-width="1.1839in" fo:padding-top="0.0098in" fo:padding-bottom="0.0098in" fo:padding-left="0.0098in" fo:padding-right="0.0098in"/>
      <style:paragraph-properties fo:text-align="center" style:writing-mode="lr-tb"/>
    </style:style>
    <style:style style:name="gr3" style:family="graphic">
      <style:graphic-properties draw:textarea-horizontal-align="justify" draw:textarea-vertical-align="middle" draw:auto-grow-height="false" fo:min-height="0.3941in" fo:min-width="0.1984in"/>
      <style:paragraph-properties fo:text-align="center"/>
    </style:style>
    <style:style style:name="gr4" style:family="graphic">
      <style:graphic-properties draw:textarea-horizontal-align="justify" draw:textarea-vertical-align="middle" draw:auto-grow-height="false" fo:min-height="0.3087in" fo:min-width="0.1575in"/>
      <style:paragraph-properties fo:text-align="center"/>
    </style:style>
    <style:style style:name="gr5" style:family="graphic">
      <style:graphic-properties draw:textarea-horizontal-align="justify" draw:textarea-vertical-align="middle" draw:auto-grow-height="false" fo:min-height="0.3417in" fo:min-width="0.1772in"/>
      <style:paragraph-properties fo:text-align="center"/>
    </style:style>
    <style:style style:name="gr6" style:family="graphic">
      <style:graphic-properties draw:stroke="none" svg:stroke-color="#000000" draw:fill="none" draw:fill-color="#ffffff" fo:min-height="0.4378in"/>
      <style:paragraph-properties fo:text-align="end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ddddd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5236in" svg:height="2.5445in" svg:x="7.0358in" svg:y="0.2843in">
            <draw:object draw:notify-on-update-of-ranges="Sheet1.F8:Sheet1.F12 Sheet1.G7:Sheet1.G7 Sheet1.G8:Sheet1.G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6618in" svg:height="2.6224in" svg:x="6.9461in" svg:y="3.3098in">
            <draw:object draw:notify-on-update-of-ranges="Sheet1.F24:Sheet1.F28 Sheet1.G23:Sheet1.G23 Sheet1.G24:Sheet1.G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g draw:z-index="2">
            <draw:custom-shape draw:name="Shape 1" draw:style-name="gr2" draw:text-style-name="P2" svg:width="1.2035in" svg:height="4.1465in" svg:x="0.2272in" svg:y="0.1264in">
              <text:p/>
              <draw:enhanced-geometry svg:viewBox="0 0 21600 21600" draw:type="rectangle" draw:enhanced-path="M 0 0 L 21600 0 21600 21600 0 21600 0 0 Z N"/>
            </draw:custom-shape>
            <draw:custom-shape draw:name="Shape 3" draw:style-name="gr3" draw:text-style-name="P3" svg:width="0.1984in" svg:height="0.3941in" svg:x="1.0807in" svg:y="0.3228in">
              <text:p/>
              <draw:enhanced-geometry svg:viewBox="0 0 21600 21600" draw:type="rectangle" draw:enhanced-path="M 0 0 L 21600 0 21600 21600 0 21600 0 0 Z N"/>
            </draw:custom-shape>
            <draw:custom-shape draw:name="Shape 4" draw:style-name="gr4" draw:text-style-name="P3" svg:width="0.1575in" svg:height="0.3087in" svg:x="1.0102in" svg:y="3.2547in">
              <text:p/>
              <draw:enhanced-geometry svg:viewBox="0 0 21600 21600" draw:type="rectangle" draw:enhanced-path="M 0 0 L 21600 0 21600 21600 0 21600 0 0 Z N"/>
            </draw:custom-shape>
            <draw:custom-shape draw:name="Shape 5" draw:style-name="gr5" draw:text-style-name="P3" svg:width="0.1772in" svg:height="0.3417in" svg:x="0.55in" svg:y="3.7453in">
              <text:p/>
              <draw:enhanced-geometry svg:viewBox="0 0 21600 21600" draw:type="rectangle" draw:enhanced-path="M 0 0 L 21600 0 21600 21600 0 21600 0 0 Z N"/>
            </draw:custom-shape>
            <draw:frame draw:name="Text Frame 3" draw:style-name="gr6" draw:text-style-name="P5" svg:width="0.5587in" svg:height="0.4378in" svg:x="0.415in" svg:y="0.3791in">
              <draw:text-box>
                <text:p text:style-name="P4">Green</text:p>
                <text:p text:style-name="P4">wire</text:p>
              </draw:text-box>
            </draw:frame>
            <draw:frame draw:name="Text Frame 1" draw:style-name="gr6" draw:text-style-name="P5" svg:width="0.5323in" svg:height="0.4378in" svg:x="0.4185in" svg:y="3.1429in">
              <draw:text-box>
                <text:p text:style-name="P4">Yellow wire→</text:p>
              </draw:text-box>
            </draw:frame>
            <draw:frame draw:name="Text Frame 2" draw:style-name="gr6" draw:text-style-name="P5" svg:width="0.5587in" svg:height="0.4378in" svg:x="0.7138in" svg:y="3.7217in">
              <draw:text-box>
                <text:p text:style-name="P4">←Blue wire</text:p>
              </draw:text-box>
            </draw:frame>
          </draw:g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Measuring wiper to yellow wire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string" calcext:value-type="string">
            <text:p>Slider position</text:p>
          </table:table-cell>
          <table:table-cell table:style-name="ce2" office:value-type="string" calcext:value-type="string">
            <text:p>Resistance (kOhm)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Blue &amp; yellow wires on this side</text:p>
          </table:table-cell>
          <table:table-cell table:style-name="ce1" office:value-type="percentage" office:value="0" calcext:value-type="percentage">
            <text:p>0%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1" office:value-type="percentage" office:value="0.25" calcext:value-type="percentage">
            <text:p>25%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number-columns-repeated="5"/>
          <table:table-cell table:style-name="ce1" office:value-type="percentage" office:value="0.5" calcext:value-type="percentage">
            <text:p>50%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table:number-columns-repeated="5"/>
          <table:table-cell table:style-name="ce1" office:value-type="percentage" office:value="0.75" calcext:value-type="percentage">
            <text:p>75%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Green wire on this side</text:p>
          </table:table-cell>
          <table:table-cell table:style-name="ce1" office:value-type="percentage" office:value="1" calcext:value-type="percentage">
            <text:p>100%</text:p>
          </table:table-cell>
          <table:table-cell office:value-type="float" office:value="44.3" calcext:value-type="float">
            <text:p>44.3</text:p>
          </table:table-cell>
        </table:table-row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Measuring wiper to green wire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string" calcext:value-type="string">
            <text:p>Slider position</text:p>
          </table:table-cell>
          <table:table-cell table:style-name="ce2" office:value-type="string" calcext:value-type="string">
            <text:p>Resistance (kOhm)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Blue &amp; yellow wires on this side</text:p>
          </table:table-cell>
          <table:table-cell table:style-name="ce1" office:value-type="percentage" office:value="0" calcext:value-type="percentage">
            <text:p>0%</text:p>
          </table:table-cell>
          <table:table-cell office:value-type="float" office:value="44.3" calcext:value-type="float">
            <text:p>44.3</text:p>
          </table:table-cell>
        </table:table-row>
        <table:table-row table:style-name="ro1">
          <table:table-cell table:number-columns-repeated="5"/>
          <table:table-cell table:style-name="ce1" office:value-type="percentage" office:value="0.25" calcext:value-type="percentage">
            <text:p>25%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 table:number-columns-repeated="5"/>
          <table:table-cell table:style-name="ce1" office:value-type="percentage" office:value="0.5" calcext:value-type="percentage">
            <text:p>50%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table:number-columns-repeated="5"/>
          <table:table-cell table:style-name="ce1" office:value-type="percentage" office:value="0.75" calcext:value-type="percentage">
            <text:p>75%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Green wire on this side</text:p>
          </table:table-cell>
          <table:table-cell table:style-name="ce1" office:value-type="percentage" office:value="1" calcext:value-type="percentage">
            <text:p>100%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E24:Sheet1.G2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 style:data-style-name="N2" text:time-value="15:52:47.9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8T17:23:34.668000000</meta:creation-date>
    <dc:date>2022-06-29T16:01:19.295000000</dc:date>
    <meta:editing-duration>PT19M7S</meta:editing-duration>
    <meta:editing-cycles>23</meta:editing-cycles>
    <meta:generator>LibreOffice/7.3.0.3$Windows_X86_64 LibreOffice_project/0f246aa12d0eee4a0f7adcefbf7c878fc2238db3</meta:generator>
    <meta:document-statistic meta:table-count="1" meta:cell-count="30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">
      <style:chart-properties chart:display-label="true" chart:logarithmic="false" chart:minimum="0" chart:maximum="1" chart:interval-major="0.2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491cm" svg:height="6.464cm" xlink:href=".." xlink:type="simple" chart:class="chart:scatter" chart:style-name="ch1">
        <chart:title svg:x="1.36cm" svg:y="0.264cm" chart:style-name="ch2">
          <text:p>Resistance between wiper and yellow wire</text:p>
        </chart:title>
        <chart:plot-area chart:style-name="ch3" table:cell-range-address="Sheet1.F8:Sheet1.G12 Sheet1.G7:Sheet1.G7" chart:data-source-has-labels="row" svg:x="1.22cm" svg:y="1.178cm" svg:width="10.042cm" svg:height="4.196cm">
          <chart:coordinate-region svg:x="1.852cm" svg:y="1.375cm" svg:width="8.969cm" svg:height="3.357cm"/>
          <chart:axis chart:dimension="x" chart:name="primary-x" chart:style-name="ch4">
            <chart:title svg:x="5.173cm" svg:y="5.503cm" chart:style-name="ch5">
              <text:p>Slider position</text:p>
            </chart:title>
          </chart:axis>
          <chart:axis chart:dimension="y" chart:name="primary-y" chart:style-name="ch6">
            <chart:title svg:x="0.451cm" svg:y="4.778cm" chart:style-name="ch7">
              <text:p>Resistance (kOhms)</text:p>
            </chart:title>
            <chart:grid chart:style-name="ch8" chart:class="major"/>
          </chart:axis>
          <chart:series chart:style-name="ch9" chart:values-cell-range-address="Sheet1.G8:Sheet1.G12" chart:label-cell-address="Sheet1.G7:Sheet1.G7" chart:class="chart:scatter">
            <chart:domain table:cell-range-address="Sheet1.F8:Sheet1.F12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esistance (kOhm)</text:p>
                <draw:g>
                  <svg:desc>Sheet1.G7:Sheet1.G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8:Sheet1.F12</svg:desc>
                </draw:g>
              </table:table-cell>
              <table:table-cell office:value-type="float" office:value="0">
                <text:p>0</text:p>
                <draw:g>
                  <svg:desc>Sheet1.G8:Sheet1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4.3">
                <text:p>44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">
      <style:chart-properties chart:display-label="true" chart:logarithmic="false" chart:minimum="0" chart:maximum="1" chart:interval-major="0.2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42cm" svg:height="6.662cm" xlink:href=".." xlink:type="simple" chart:class="chart:scatter" chart:style-name="ch1">
        <chart:title svg:x="1.594cm" svg:y="0.268cm" chart:style-name="ch2">
          <text:p>Resistance between wiper and green wire</text:p>
        </chart:title>
        <chart:plot-area chart:style-name="ch3" table:cell-range-address="Sheet1.F24:Sheet1.G28 Sheet1.G23:Sheet1.G23" chart:data-source-has-labels="row" svg:x="1.227cm" svg:y="1.186cm" svg:width="10.379cm" svg:height="4.382cm">
          <chart:coordinate-region svg:x="1.859cm" svg:y="1.383cm" svg:width="9.306cm" svg:height="3.543cm"/>
          <chart:axis chart:dimension="x" chart:name="primary-x" chart:style-name="ch4">
            <chart:title svg:x="5.348cm" svg:y="5.701cm" chart:style-name="ch5">
              <text:p>Slider position</text:p>
            </chart:title>
          </chart:axis>
          <chart:axis chart:dimension="y" chart:name="primary-y" chart:style-name="ch6">
            <chart:title svg:x="0.451cm" svg:y="4.318cm" chart:style-name="ch7">
              <text:p>Resistenace</text:p>
            </chart:title>
            <chart:grid chart:style-name="ch8" chart:class="major"/>
          </chart:axis>
          <chart:series chart:style-name="ch9" chart:values-cell-range-address="Sheet1.G24:Sheet1.G28" chart:label-cell-address="Sheet1.G23:Sheet1.G23" chart:class="chart:scatter">
            <chart:domain table:cell-range-address="Sheet1.F24:Sheet1.F28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esistance (kOhm)</text:p>
                <draw:g>
                  <svg:desc>Sheet1.G23:Sheet1.G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24:Sheet1.F28</svg:desc>
                </draw:g>
              </table:table-cell>
              <table:table-cell office:value-type="float" office:value="44.3">
                <text:p>44.3</text:p>
                <draw:g>
                  <svg:desc>Sheet1.G24:Sheet1.G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